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>x</math:mi>
        </math:mrow>
      </math:mstyle>
      <math:mo math:stretchy="false">=</math:mo>
      <math:msup>
        <math:mrow>
          <math:mo math:stretchy="false">[</math:mo>
          <math:mrow>
            <math:mi>x</math:mi>
            <math:mi>,</math:mi>
            <math:mi>y</math:mi>
            <math:mi>,</math:mi>
            <math:mi>z</math:mi>
            <math:mi>,</math:mi>
            <math:mo math:stretchy="false">θ</math:mo>
            <math:mi>,</math:mi>
            <math:mi>v</math:mi>
            <math:mi>,</math:mi>
            <math:mover math:accent="true">
              <math:mo math:stretchy="false">θ</math:mo>
              <math:mo math:stretchy="false">˙</math:mo>
            </math:mover>
          </math:mrow>
          <math:mo math:stretchy="false">]</math:mo>
        </math:mrow>
        <math:mi>T</math:mi>
      </math:msup>
    </math:mrow>
    <math:annotation math:encoding="StarMath 5.0">bold x  = [x,y,z,%theta,v,dot %theta]^{T}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an Broun</meta:initial-creator>
    <meta:creation-date>2010-04-22T18:36:40</meta:creation-date>
    <meta:generator>OpenOffice.org/3.1$Linux OpenOffice.org_project/310m19$Build-9420</meta:generator>
  </office:meta>
</office:document-meta>
</file>